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Paragraph</text:h>
      <text:p text:style-name="Text_20_body">A line.</text:p>
      <text:p text:style-name="P1">The first paragraph of page two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2:50</dc:date>
    <dc:creator>Vincent Spiewak</dc:creator>
    <meta:editing-duration>PT00H04M47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2" meta:paragraph-count="6" meta:word-count="18" meta:character-count="91"/>
  </office:meta>
</office:document-meta>
</file>